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5771in"/>
    </style:style>
    <style:style style:name="Table1.B" style:family="table-column">
      <style:table-column-properties style:column-width="1.0722in"/>
    </style:style>
    <style:style style:name="Table1.C" style:family="table-column">
      <style:table-column-properties style:column-width="4.975in"/>
    </style:style>
    <style:style style:name="Table1.D" style:family="table-column">
      <style:table-column-properties style:column-width="0.0688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18"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4.9361in" table:align="left"/>
    </style:style>
    <style:style style:name="Table2.A" style:family="table-column">
      <style:table-column-properties style:column-width="0.8674in"/>
    </style:style>
    <style:style style:name="Table2.B" style:family="table-column">
      <style:table-column-properties style:column-width="4.0688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4.9361in" table:align="left"/>
    </style:style>
    <style:style style:name="Table3.A" style:family="table-column">
      <style:table-column-properties style:column-width="0.2806in"/>
    </style:style>
    <style:style style:name="Table3.B" style:family="table-column">
      <style:table-column-properties style:column-width="4.6556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4" style:family="table">
      <style:table-properties style:width="4.9361in" table:align="left"/>
    </style:style>
    <style:style style:name="Table4.A" style:family="table-column">
      <style:table-column-properties style:column-width="0.2806in"/>
    </style:style>
    <style:style style:name="Table4.B" style:family="table-column">
      <style:table-column-properties style:column-width="4.6556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4.9361in" table:align="left"/>
    </style:style>
    <style:style style:name="Table2.A" style:family="table-column">
      <style:table-column-properties style:column-width="0.8674in"/>
    </style:style>
    <style:style style:name="Table2.B" style:family="table-column">
      <style:table-column-properties style:column-width="4.0688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4.9361in" table:align="left"/>
    </style:style>
    <style:style style:name="Table3.A" style:family="table-column">
      <style:table-column-properties style:column-width="0.2806in"/>
    </style:style>
    <style:style style:name="Table3.B" style:family="table-column">
      <style:table-column-properties style:column-width="4.6556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4" style:family="table">
      <style:table-properties style:width="4.9361in" table:align="left"/>
    </style:style>
    <style:style style:name="Table4.A" style:family="table-column">
      <style:table-column-properties style:column-width="0.2806in"/>
    </style:style>
    <style:style style:name="Table4.B" style:family="table-column">
      <style:table-column-properties style:column-width="4.6556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Heading_20_3">
      <style:text-properties style:font-name="Ubuntu" fo:font-size="18pt" fo:font-weight="bold"/>
    </style:style>
    <style:style style:name="P2" style:family="paragraph" style:parent-style-name="Standard">
      <style:text-properties style:font-name="Ubuntu"/>
    </style:style>
    <style:style style:name="P3" style:family="paragraph" style:parent-style-name="Table_20_Contents">
      <style:text-properties style:font-name="Ubuntu" fo:font-size="2pt" style:font-size-asian="2pt" style:font-size-complex="2pt"/>
    </style:style>
    <style:style style:name="P4" style:family="paragraph" style:parent-style-name="Table_20_Contents" style:list-style-name="L1">
      <style:paragraph-properties fo:margin-left="0in" fo:margin-right="0in" fo:margin-top="0in" fo:margin-bottom="0in" style:contextual-spacing="false" fo:text-indent="0in" style:auto-text-indent="false"/>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Ubuntu"/>
    </style:style>
    <style:style style:name="P6"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Ubuntu" fo:font-weight="bold"/>
    </style:style>
    <style:style style:name="P7" style:family="paragraph" style:parent-style-name="Table_20_Contents" style:list-style-name="L1">
      <style:paragraph-properties fo:margin-left="0in" fo:margin-right="0in" fo:margin-top="0in" fo:margin-bottom="0in" style:contextual-spacing="false" fo:text-indent="0in" style:auto-text-indent="false"/>
      <style:text-properties style:font-name="Ubuntu"/>
    </style:style>
    <style:style style:name="P8" style:family="paragraph" style:parent-style-name="Table_20_Contents">
      <style:paragraph-properties fo:margin-left="0in" fo:margin-right="0in" fo:margin-top="0.1252in" fo:margin-bottom="0.1252in" style:contextual-spacing="false" fo:text-indent="0in" style:auto-text-indent="false"/>
      <style:text-properties style:font-name="Ubuntu"/>
    </style:style>
    <style:style style:name="P9" style:family="paragraph" style:parent-style-name="Table_20_Contents" style:list-style-name="L1">
      <style:paragraph-properties fo:margin-left="0in" fo:margin-right="0in" fo:margin-top="0.1252in" fo:margin-bottom="0in" style:contextual-spacing="false" fo:text-indent="0in" style:auto-text-indent="false"/>
    </style:style>
    <style:style style:name="P10" style:family="paragraph" style:parent-style-name="Table_20_Contents" style:list-style-name="L1">
      <style:paragraph-properties fo:margin-left="0in" fo:margin-right="0in" fo:margin-top="0in" fo:margin-bottom="0.1252in" style:contextual-spacing="false" fo:text-indent="0in" style:auto-text-indent="false"/>
      <style:text-properties style:font-name="Ubuntu"/>
    </style:style>
    <style:style style:name="T1" style:family="text">
      <style:text-properties fo:font-weight="bold"/>
    </style:style>
    <style:style style:name="T2" style:family="text">
      <style:text-properties fo:color="#0000ff" loext:opacity="100%" style:text-underline-style="solid" style:text-underline-width="auto" style:text-underline-color="font-color"/>
    </style:style>
    <style:style style:name="T3" style:family="text">
      <style:text-properties fo:color="#0000ff" loext:opacity="100%" style:font-name="Ubuntu" style:text-underline-style="solid" style:text-underline-width="auto" style:text-underline-color="font-color"/>
    </style:style>
    <style:style style:name="T4" style:family="text">
      <style:text-properties style:font-name="Ubuntu"/>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LIST-INFO Audio Metadata Information</text:h>
      <table:table table:name="Table1" table:style-name="Table1">
        <table:table-column table:style-name="Table1.A"/>
        <table:table-column table:style-name="Table1.B"/>
        <table:table-column table:style-name="Table1.C"/>
        <table:table-column table:style-name="Table1.D"/>
        <table:table-row table:style-name="TableLine93931316545968">
          <table:table-cell table:style-name="Table1.A1" office:value-type="string">
            <text:p text:style-name="P6">Chunk ID</text:p>
          </table:table-cell>
          <table:table-cell table:style-name="Table1.B1" office:value-type="string">
            <text:p text:style-name="P6">Name</text:p>
          </table:table-cell>
          <table:table-cell table:style-name="Table1.B1" office:value-type="string">
            <text:p text:style-name="P6">Description</text:p>
          </table:table-cell>
          <table:table-cell table:style-name="Table1.B1" office:value-type="string">
            <text:p text:style-name="P3"/>
          </table:table-cell>
        </table:table-row>
        <table:table-row table:style-name="TableLine93931316545968">
          <table:table-cell table:style-name="Table1.A2" office:value-type="string">
            <text:p text:style-name="P5">IARL</text:p>
          </table:table-cell>
          <table:table-cell table:style-name="Table1.B2" office:value-type="string">
            <text:p text:style-name="P5">Archival Location</text:p>
          </table:table-cell>
          <table:table-cell table:style-name="Table1.B2" office:value-type="string">
            <text:p text:style-name="P5">Indicates where the subject of the file is archived.<text:line-break/><text:line-break/><text:span text:style-name="T1">FADGI Application:</text:span></text:p>
            <text:p text:style-name="P8">This element is an approximate equivalent to the Originator element in the BEXT chunk which records the entity responsible for the 'archiving' (creation, maintenance, preservation) of this digital item. If used, this element could repeat the data from the Originator element in the same structured format. In some applications, it is automatically carried over to the MP3 ID3 element 'ArchivalLocation.' Of all the info list chunk elements, this is the most important for Federal Agencies because it is vital to document the archival responsibility for a content item.</text:p>
            <text:p text:style-name="P8">Entity designations should be as specific as possible including a two-character county code to avoid the potential for conflict in the archiving entity’s name. The archival entity should be identified at the most specific level within the institution.</text:p>
            <text:p text:style-name="P5"><text:span text:style-name="T1">FADGI Requirement:</text:span> Strongly recommended ('required') if using LIST-INFO chunk.<text:line-break/><text:line-break/><text:span text:style-name="T1">FADGI Formatting:</text:span></text:p>
            <text:list xml:id="list4134872729" text:style-name="L1">
              <text:list-item>
                <text:p text:style-name="P9"><text:span text:style-name="T4">Two capital letters which must be derived from </text:span><text:a xlink:type="simple" xlink:href="http://www.iso.org/iso/country_codes/iso_3166_code_lists.htm" text:style-name="Internet_20_link" text:visited-style-name="Visited_20_Internet_20_Link"><text:span text:style-name="T3">ISO 3166 Country Codes</text:span></text:a><text:span text:style-name="T4"> </text:span></text:p>
              </text:list-item>
              <text:list-item>
                <text:p text:style-name="P7">One comma </text:p>
              </text:list-item>
              <text:list-item>
                <text:p text:style-name="P7">One space </text:p>
              </text:list-item>
              <text:list-item>
                <text:p text:style-name="P4"><text:span text:style-name="T4">Institutional Acronym. Almost always one word all caps but there are some acronyms that are more than one word. The resource </text:span><text:a xlink:type="simple" xlink:href="http://members.cox.net/govdocs/govspeak.html" text:style-name="Internet_20_link" text:visited-style-name="Visited_20_Internet_20_Link"><text:span text:style-name="T3">GovSpeak: A Guide to Government Acronyms and Abbreviations</text:span></text:a><text:span text:style-name="T4"> is suggested as a source but not required. </text:span></text:p>
              </text:list-item>
              <text:list-item>
                <text:p text:style-name="P10">This string should be identical to what is in the Originator data space. If any fields in LIST-INFO are used, this data should automatically carry over from Originator.</text:p>
              </text:list-item>
            </text:list>
            <text:p text:style-name="P5"><text:span text:style-name="T1">FADGI Examples:</text:span><text:line-break/>US, NARA<text:line-break/>US, LOC/RSS</text:p>
          </table:table-cell>
          <table:table-cell table:style-name="Table1.B2" office:value-type="string">
            <text:p text:style-name="P3"/>
          </table:table-cell>
        </table:table-row>
        <table:table-row table:style-name="TableLine93931316545968">
          <table:table-cell table:style-name="Table1.A2" office:value-type="string">
            <text:p text:style-name="P5">IART</text:p>
          </table:table-cell>
          <table:table-cell table:style-name="Table1.B2" office:value-type="string">
            <text:p text:style-name="P5">Artist</text:p>
          </table:table-cell>
          <table:table-cell table:style-name="Table1.B2" office:value-type="string">
            <text:p text:style-name="P5">Lists the artist of the original subject of the file. For example, Michaelangelo.</text:p>
          </table:table-cell>
          <table:table-cell table:style-name="Table1.B2" office:value-type="string">
            <text:p text:style-name="P3"/>
          </table:table-cell>
        </table:table-row>
        <table:table-row table:style-name="TableLine93931316545968">
          <table:table-cell table:style-name="Table1.A2" office:value-type="string">
            <text:p text:style-name="P5">ICMS</text:p>
          </table:table-cell>
          <table:table-cell table:style-name="Table1.B2" office:value-type="string">
            <text:p text:style-name="P5">Commissioned</text:p>
          </table:table-cell>
          <table:table-cell table:style-name="Table1.B2" office:value-type="string">
            <text:p text:style-name="P5">Lists the name of the person or organization that commissioned the subject of the file. For example, Pope Julian II.</text:p>
          </table:table-cell>
          <table:table-cell table:style-name="Table1.B2" office:value-type="string">
            <text:p text:style-name="P3"/>
          </table:table-cell>
        </table:table-row>
        <table:table-row table:style-name="TableLine93931316545968">
          <table:table-cell table:style-name="Table1.A2" office:value-type="string">
            <text:p text:style-name="P5">ICMT</text:p>
          </table:table-cell>
          <table:table-cell table:style-name="Table1.B2" office:value-type="string">
            <text:p text:style-name="P5">Comments</text:p>
          </table:table-cell>
          <table:table-cell table:style-name="Table1.B2" office:value-type="string">
            <text:p text:style-name="P5">Provides general comments about the file or the subject of the file. If the comment is several sentences long, end each sentence with a period. Do not include newline characters.<text:line-break/><text:line-break/><text:span text:style-name="T1">FADGI Application:</text:span></text:p>
            <text:p text:style-name="P8"><text:soft-page-break/>If used, this element should repeat the principal and other identifiers from the OriginatorReference and/or Description element in the BEXT chunk. Each identifier will be labeled as to its origin or purpose using the 'type' and 'comment' qualifiers. Using the tag 'local' in the 'type' qualifier implies the entity identified in the BEXT Originator element. In some applications, this info list element may carry forward automatically to the MP3 ID3 tagged element 'Comment.'</text:p>
            <text:p text:style-name="P8">NOTE: The Working Group perceived value in the practices of labeling identifiers (see examples) but wished to leave this as an optional practice.</text:p>
            <text:p text:style-name="P5"><text:line-break/><text:span text:style-name="T1">FADGI Requirement:</text:span> Optional<text:line-break/><text:line-break/><text:span text:style-name="T1">FADGI Formatting:</text:span><text:line-break/>If labeled: Identifier [comma space] type [comma space] comment [semicolon-space if more than one identifier]<text:line-break/>If no labeling: Identifier<text:line-break/><text:line-break/><text:span text:style-name="T1">FADGI Examples:</text:span></text:p>
            <table:table table:name="Table2" table:style-name="Table2">
              <table:table-column table:style-name="Table2.A"/>
              <table:table-column table:style-name="Table2.B"/>
              <table:table-row table:style-name="TableLine93931316533712">
                <table:table-cell table:style-name="Table2.A1" office:value-type="string">
                  <text:p text:style-name="P5">NARA</text:p>
                </table:table-cell>
                <table:table-cell table:style-name="Table2.B1" office:value-type="string">
                  <text:p text:style-name="P5">58979818, local, principal ID original filename</text:p>
                </table:table-cell>
              </table:table-row>
              <table:table-row table:style-name="TableLine93931316533712">
                <table:table-cell table:style-name="Table2.A2" office:value-type="string">
                  <text:p text:style-name="P5">NARA</text:p>
                </table:table-cell>
                <table:table-cell table:style-name="Table2.B2" office:value-type="string">
                  <text:p text:style-name="P5">306-MUSA-9658B, local, RG-Series-Item Number</text:p>
                </table:table-cell>
              </table:table-row>
              <table:table-row table:style-name="TableLine93931316533712">
                <table:table-cell table:style-name="Table2.A2" office:value-type="string">
                  <text:p text:style-name="P5">LC</text:p>
                </table:table-cell>
                <table:table-cell table:style-name="Table2.B2" office:value-type="string">
                  <text:p text:style-name="P5">1201566-2-1, local, system-generated number; RYI 6039, local, source location number</text:p>
                </table:table-cell>
              </table:table-row>
              <table:table-row table:style-name="TableLine93931316533712">
                <table:table-cell table:style-name="Table2.A2" office:value-type="string">
                  <text:p text:style-name="P5">LC</text:p>
                </table:table-cell>
                <table:table-cell table:style-name="Table2.B2" office:value-type="string">
                  <text:p text:style-name="P5">http://hdl.loc.gov/loc.mbrsmi/westhpp.2033, URL, principal ID Handle</text:p>
                </table:table-cell>
              </table:table-row>
              <table:table-row table:style-name="TableLine93931316533712">
                <table:table-cell table:style-name="Table2.A2" office:value-type="string">
                  <text:p text:style-name="P5">Digital Library</text:p>
                </table:table-cell>
                <table:table-cell table:style-name="Table2.B2" office:value-type="string">
                  <text:p text:style-name="P5">ark.cdlib.org.org/ark:/13030/tf5p30086k, URL, ARK</text:p>
                </table:table-cell>
              </table:table-row>
              <table:table-row table:style-name="TableLine93931316533712">
                <table:table-cell table:style-name="Table2.A6" office:value-type="string">
                  <text:p text:style-name="P5">LC</text:p>
                </table:table-cell>
                <table:table-cell table:style-name="Table2.B6" office:value-type="string">
                  <text:p text:style-name="P5">http://lccn.loc.gov/mp76000002</text:p>
                </table:table-cell>
              </table:table-row>
            </table:table>
            <text:p text:style-name="P3"/>
          </table:table-cell>
          <table:table-cell table:style-name="Table1.B2" office:value-type="string">
            <text:p text:style-name="P3"/>
          </table:table-cell>
        </table:table-row>
        <table:table-row table:style-name="TableLine93931316545968">
          <table:table-cell table:style-name="Table1.A2" office:value-type="string">
            <text:p text:style-name="P5">ICOP</text:p>
          </table:table-cell>
          <table:table-cell table:style-name="Table1.B2" office:value-type="string">
            <text:p text:style-name="P5">Copyright</text:p>
          </table:table-cell>
          <table:table-cell table:style-name="Table1.B2" office:value-type="string">
            <text:p text:style-name="P5">Records the copyright information for the file. For example, Copyright Encyclopedia International 1991. If there are multiple copyrights, separate them by a semicolon followed by a space.<text:line-break/><text:line-break/><text:span text:style-name="T1">FADGI Application:</text:span></text:p>
            <text:p text:style-name="P8">Information about copyright and other restrictions (donor, privacy, etc.). Usage by federal agencies will often refer to the documentation of restrictions provided by other, non- embedded metadata. This element has no equivalent in the BEXT chunk. In some applications, this info list element may carry forward automatically to MP3 ID3 tagged element 'Copyright.'</text:p>
            <text:p text:style-name="P8">If used, this element may contain the information as known at the time of embedding. The Working Group understands that metadata may be updated over time. Users who refer to an embedded block of metadata should understand that this may not represent the latest and best information, and they should be counseled to follow one of the identifiers in order to obtain <text:soft-page-break/>later and/or better data.</text:p>
            <text:p text:style-name="P5"><text:line-break/><text:span text:style-name="T1">FADGI Requirement:</text:span> Optional<text:line-break/><text:line-break/><text:span text:style-name="T1">FADGI Examples:</text:span></text:p>
            <table:table table:name="Table3" table:style-name="Table3">
              <table:table-column table:style-name="Table3.A"/>
              <table:table-column table:style-name="Table3.B"/>
              <table:table-row table:style-name="TableLine93931336442064">
                <table:table-cell table:style-name="Table3.A1" office:value-type="string">
                  <text:p text:style-name="P5">LC</text:p>
                </table:table-cell>
                <table:table-cell table:style-name="Table3.B1" office:value-type="string">
                  <text:p text:style-name="P5">Publication and other forms of distribution may be restricted. For details, contact the Recorded Sound Section of the Library of Congress. [Preferred wording from LC, RSS]</text:p>
                </table:table-cell>
              </table:table-row>
              <table:table-row table:style-name="TableLine93931336442064">
                <table:table-cell table:style-name="Table3.A2" office:value-type="string">
                  <text:p text:style-name="P5">LC</text:p>
                </table:table-cell>
                <table:table-cell table:style-name="Table3.B2" office:value-type="string">
                  <text:p text:style-name="P5">(p) Rhino Records 2002.</text:p>
                </table:table-cell>
              </table:table-row>
              <table:table-row table:style-name="TableLine93931336442064">
                <table:table-cell table:style-name="Table3.A2" office:value-type="string">
                  <text:p text:style-name="P5">LC</text:p>
                </table:table-cell>
                <table:table-cell table:style-name="Table3.B2" office:value-type="string">
                  <text:p text:style-name="P5">1201566-2-1, local, system-generated number; RYI 6039, local, source location number</text:p>
                </table:table-cell>
              </table:table-row>
              <table:table-row table:style-name="TableLine93931336442064">
                <table:table-cell table:style-name="Table3.A4" office:value-type="string">
                  <text:p text:style-name="P5">LC</text:p>
                </table:table-cell>
                <table:table-cell table:style-name="Table3.B4" office:value-type="string">
                  <text:p text:style-name="P5">See Copyright Restriction Statement. [Used by LC, American Folklife Center]</text:p>
                </table:table-cell>
              </table:table-row>
            </table:table>
            <text:p text:style-name="P3"/>
          </table:table-cell>
          <table:table-cell table:style-name="Table1.B2" office:value-type="string">
            <text:p text:style-name="P3"/>
          </table:table-cell>
        </table:table-row>
        <table:table-row table:style-name="TableLine93931316545968">
          <table:table-cell table:style-name="Table1.A2" office:value-type="string">
            <text:p text:style-name="P5">ICRD</text:p>
          </table:table-cell>
          <table:table-cell table:style-name="Table1.B2" office:value-type="string">
            <text:p text:style-name="P5">Creation date</text:p>
          </table:table-cell>
          <table:table-cell table:style-name="Table1.B2" office:value-type="string">
            <text:p text:style-name="P5">Specifies the date the subject of the file was created. List dates in year-month-day format, padding one-digit months and days with a zero on the left. For example: 1553-05-03 for May 3, 1553. The year should always be given using four digits.<text:line-break/><text:line-break/><text:span text:style-name="T1">FADGI Application:</text:span></text:p>
            <text:p text:style-name="P8">This element is an equivalent to the OriginationDate in the BEXT chunk. If used, this element could repeat the information from the OriginationDate element in the BEXT chunk using the same structured format. In some applications, this info list element may carry forward automatically to MP3 ID3 tagged element 'CreationDate.'</text:p>
            <text:p text:style-name="P5"><text:line-break/><text:span text:style-name="T1">FADGI Requirement:</text:span> Optional.<text:line-break/><text:line-break/><text:span text:style-name="T1">FADGI Example:</text:span> 2005-11-30</text:p>
          </table:table-cell>
          <table:table-cell table:style-name="Table1.B2" office:value-type="string">
            <text:p text:style-name="P3"/>
          </table:table-cell>
        </table:table-row>
        <table:table-row table:style-name="TableLine93931316545968">
          <table:table-cell table:style-name="Table1.A2" office:value-type="string">
            <text:p text:style-name="P5">IENG</text:p>
          </table:table-cell>
          <table:table-cell table:style-name="Table1.B2" office:value-type="string">
            <text:p text:style-name="P5">Engineer</text:p>
          </table:table-cell>
          <table:table-cell table:style-name="Table1.B2" office:value-type="string">
            <text:p text:style-name="P5">Stores the name of the engineer who worked on the file. If there are multiple engineers, separate the names by a semicolon and a blank. For example: Smith, John; Adams, Joe.</text:p>
          </table:table-cell>
          <table:table-cell table:style-name="Table1.B2" office:value-type="string">
            <text:p text:style-name="P3"/>
          </table:table-cell>
        </table:table-row>
        <table:table-row table:style-name="TableLine93931316545968">
          <table:table-cell table:style-name="Table1.A2" office:value-type="string">
            <text:p text:style-name="P5">IGNR</text:p>
          </table:table-cell>
          <table:table-cell table:style-name="Table1.B2" office:value-type="string">
            <text:p text:style-name="P5">Genre</text:p>
          </table:table-cell>
          <table:table-cell table:style-name="Table1.B2" office:value-type="string">
            <text:p text:style-name="P5">Describes the original work, such as jazz, classical, rock, etc.</text:p>
          </table:table-cell>
          <table:table-cell table:style-name="Table1.B2" office:value-type="string">
            <text:p text:style-name="P3"/>
          </table:table-cell>
        </table:table-row>
        <table:table-row table:style-name="TableLine93931316545968">
          <table:table-cell table:style-name="Table1.A2" office:value-type="string">
            <text:p text:style-name="P5">IKEY</text:p>
          </table:table-cell>
          <table:table-cell table:style-name="Table1.B2" office:value-type="string">
            <text:p text:style-name="P5">Keywords</text:p>
          </table:table-cell>
          <table:table-cell table:style-name="Table1.B2" office:value-type="string">
            <text:p text:style-name="P5">Provides a list of keywords that refer to the file or subject of the file. Separate multiple keywords with a semicolon and a blank. For example, Seattle; zoology; The Civil War.</text:p>
          </table:table-cell>
          <table:table-cell table:style-name="Table1.B2" office:value-type="string">
            <text:p text:style-name="P3"/>
          </table:table-cell>
        </table:table-row>
        <table:table-row table:style-name="TableLine93931316545968">
          <table:table-cell table:style-name="Table1.A2" office:value-type="string">
            <text:p text:style-name="P5">IMED</text:p>
          </table:table-cell>
          <table:table-cell table:style-name="Table1.B2" office:value-type="string">
            <text:p text:style-name="P5">Medium</text:p>
          </table:table-cell>
          <table:table-cell table:style-name="Table1.B2" office:value-type="string">
            <text:p text:style-name="P5">Describes the original subject of the file, such as record, CD and so forth.</text:p>
          </table:table-cell>
          <table:table-cell table:style-name="Table1.B2" office:value-type="string">
            <text:p text:style-name="P3"/>
          </table:table-cell>
        </table:table-row>
        <table:table-row table:style-name="TableLine93931316545968">
          <table:table-cell table:style-name="Table1.A2" office:value-type="string">
            <text:p text:style-name="P5">INAM</text:p>
          </table:table-cell>
          <table:table-cell table:style-name="Table1.B2" office:value-type="string">
            <text:p text:style-name="P5">Name (Title)</text:p>
          </table:table-cell>
          <table:table-cell table:style-name="Table1.B2" office:value-type="string">
            <text:p text:style-name="P5">Stores the title of the subject of the file, such as Seattle From Above.<text:line-break/><text:line-break/><text:span text:style-name="T1">FADGI Application:</text:span></text:p>
            <text:p text:style-name="P8">If used, this element should contain a working title. This phrase is intended to convey the Working Group’s understanding that metadata may be updated over time. Users who refer to elements like titles in an embedded block of metadata should understand that this may not represent the latest and best <text:soft-page-break/>information, and they should be counseled to follow one of the identifiers in order to obtain later and/or better data.</text:p>
            <text:p text:style-name="P5"><text:span text:style-name="T1">FADGI Requirement:</text:span> Optional.<text:line-break/><text:line-break/><text:span text:style-name="T1">FADGI Examples:</text:span></text:p>
            <table:table table:name="Table4" table:style-name="Table4">
              <table:table-column table:style-name="Table4.A"/>
              <table:table-column table:style-name="Table4.B"/>
              <table:table-row table:style-name="TableLine93931336560624">
                <table:table-cell table:style-name="Table4.A1" office:value-type="string">
                  <text:p text:style-name="P5">LC</text:p>
                </table:table-cell>
                <table:table-cell table:style-name="Table4.B1" office:value-type="string">
                  <text:p text:style-name="P5">Symphony no. 3 in A minor, op. 56</text:p>
                </table:table-cell>
              </table:table-row>
              <table:table-row table:style-name="TableLine93931336560624">
                <table:table-cell table:style-name="Table4.A2" office:value-type="string">
                  <text:p text:style-name="P5">LC</text:p>
                </table:table-cell>
                <table:table-cell table:style-name="Table4.B2" office:value-type="string">
                  <text:p text:style-name="P5">Interview with Bo Dollis at WWOZ, New Orleans, 1999-03-24 [title assigned by cataloger]</text:p>
                </table:table-cell>
              </table:table-row>
              <table:table-row table:style-name="TableLine93931336560624">
                <table:table-cell table:style-name="Table4.A3" office:value-type="string">
                  <text:p text:style-name="P5">LC</text:p>
                </table:table-cell>
                <table:table-cell table:style-name="Table4.B3" office:value-type="string">
                  <text:p text:style-name="P5">Adventures in research. No. 587, Sawing off Manhattan Island [episode in a radio series]</text:p>
                </table:table-cell>
              </table:table-row>
            </table:table>
            <text:p text:style-name="P3"/>
          </table:table-cell>
          <table:table-cell table:style-name="Table1.B2" office:value-type="string">
            <text:p text:style-name="P3"/>
          </table:table-cell>
        </table:table-row>
        <table:table-row table:style-name="TableLine93931316545968">
          <table:table-cell table:style-name="Table1.A2" office:value-type="string">
            <text:p text:style-name="P5">IPRD</text:p>
          </table:table-cell>
          <table:table-cell table:style-name="Table1.B2" office:value-type="string">
            <text:p text:style-name="P5">Product (Album)</text:p>
          </table:table-cell>
          <table:table-cell table:style-name="Table1.B2" office:value-type="string">
            <text:p text:style-name="P5">Specifies the name of the title the file was originally intended for, such as The Civil War: The Musical.</text:p>
          </table:table-cell>
          <table:table-cell table:style-name="Table1.B2" office:value-type="string">
            <text:p text:style-name="P3"/>
          </table:table-cell>
        </table:table-row>
        <table:table-row table:style-name="TableLine93931316545968">
          <table:table-cell table:style-name="Table1.A2" office:value-type="string">
            <text:p text:style-name="P5">ISBJ</text:p>
          </table:table-cell>
          <table:table-cell table:style-name="Table1.B2" office:value-type="string">
            <text:p text:style-name="P5">Subject</text:p>
          </table:table-cell>
          <table:table-cell table:style-name="Table1.B2" office:value-type="string">
            <text:p text:style-name="P5">Describes the contents of the file, such as Metadata Management.</text:p>
          </table:table-cell>
          <table:table-cell table:style-name="Table1.B2" office:value-type="string">
            <text:p text:style-name="P3"/>
          </table:table-cell>
        </table:table-row>
        <table:table-row table:style-name="TableLine93931316545968">
          <table:table-cell table:style-name="Table1.A2" office:value-type="string">
            <text:p text:style-name="P5">ISFT</text:p>
          </table:table-cell>
          <table:table-cell table:style-name="Table1.B2" office:value-type="string">
            <text:p text:style-name="P5">Software</text:p>
          </table:table-cell>
          <table:table-cell table:style-name="Table1.B2" office:value-type="string">
            <text:p text:style-name="P5">Identifies the name of the software package used to create the file, such as Audacity 1.3.9.</text:p>
          </table:table-cell>
          <table:table-cell table:style-name="Table1.B2" office:value-type="string">
            <text:p text:style-name="P3"/>
          </table:table-cell>
        </table:table-row>
        <table:table-row table:style-name="TableLine93931316545968">
          <table:table-cell table:style-name="Table1.A2" office:value-type="string">
            <text:p text:style-name="P5">ISRC</text:p>
          </table:table-cell>
          <table:table-cell table:style-name="Table1.B2" office:value-type="string">
            <text:p text:style-name="P5">Source</text:p>
          </table:table-cell>
          <table:table-cell table:style-name="Table1.B2" office:value-type="string">
            <text:p text:style-name="P5">Identifies the name of the person or organization who supplied the original subject of the file. For example: NARA.</text:p>
          </table:table-cell>
          <table:table-cell table:style-name="Table1.B2" office:value-type="string">
            <text:p text:style-name="P3"/>
          </table:table-cell>
        </table:table-row>
        <table:table-row table:style-name="TableLine93931316545968">
          <table:table-cell table:style-name="Table1.A2" office:value-type="string">
            <text:p text:style-name="P5">ISRF</text:p>
          </table:table-cell>
          <table:table-cell table:style-name="Table1.B2" office:value-type="string">
            <text:p text:style-name="P5">Source Form</text:p>
          </table:table-cell>
          <table:table-cell table:style-name="Table1.B2" office:value-type="string">
            <text:p text:style-name="P5">Identifies the original form of the material that was digitized, such as record, sampling CD, TV sound track and so forth. This is not necessarily the same as IMED.</text:p>
          </table:table-cell>
          <table:table-cell table:style-name="Table1.B2" office:value-type="string">
            <text:p text:style-name="P3"/>
          </table:table-cell>
        </table:table-row>
        <table:table-row table:style-name="TableLine93931316545968">
          <table:table-cell table:style-name="Table1.A18" office:value-type="string">
            <text:p text:style-name="P5">ITCH</text:p>
          </table:table-cell>
          <table:table-cell table:style-name="Table1.B18" office:value-type="string">
            <text:p text:style-name="P5">Technician</text:p>
          </table:table-cell>
          <table:table-cell table:style-name="Table1.B18" office:value-type="string">
            <text:p text:style-name="P5">Identifies the technician who sampled the subject file. For example: Smith, John.</text:p>
          </table:table-cell>
          <table:table-cell table:style-name="Table1.B18" office:value-type="string">
            <text:p text:style-name="P3"/>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0:51:18.742846871</meta:creation-date>
    <dc:date>2024-02-24T10:52:43.280016437</dc:date>
    <meta:editing-duration>PT1M25S</meta:editing-duration>
    <meta:editing-cycles>1</meta:editing-cycles>
    <meta:document-statistic meta:table-count="4" meta:image-count="0" meta:object-count="0" meta:page-count="4" meta:paragraph-count="100" meta:word-count="1137" meta:character-count="7266" meta:non-whitespace-character-count="6216"/>
    <meta:generator>LibreOffice/7.0.4.2$Linux_X86_64 LibreOffice_project/00$Build-2</meta:generator>
  </office:meta>
</office:document-meta>
</file>